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77fcd2" officeooo:paragraph-rsid="007e9022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77fcd2" officeooo:paragraph-rsid="0091d8be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77fcd2" officeooo:paragraph-rsid="0086f44a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6d2207" officeooo:paragraph-rsid="0088e795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8daf7d" officeooo:paragraph-rsid="008daf7d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74c544" officeooo:paragraph-rsid="0085f6f0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086f44a" officeooo:paragraph-rsid="007e9022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officeooo:rsid="0086f44a" officeooo:paragraph-rsid="00926bfb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officeooo:rsid="008bc63e" officeooo:paragraph-rsid="0096c54e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color="#0000ff" style:font-name="Liberation Serif" fo:font-size="12pt" officeooo:rsid="007c8d55" officeooo:paragraph-rsid="0091d8be" style:font-size-asian="12pt" style:font-size-complex="12pt"/>
    </style:style>
    <style:style style:name="P14" style:family="paragraph" style:parent-style-name="Standard">
      <style:text-properties style:font-name="Liberation Serif" fo:font-size="10pt" officeooo:rsid="0078683b" officeooo:paragraph-rsid="0099babf" style:font-size-asian="8.75pt" style:font-size-complex="10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weight="normal" officeooo:rsid="01e03e6a" officeooo:paragraph-rsid="0099babf" style:font-size-asian="10pt" style:font-weight-asian="normal" style:font-size-complex="10pt" style:font-weight-complex="normal"/>
    </style:style>
    <style:style style:name="P16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77fcd2" officeooo:paragraph-rsid="0091d8be" style:font-size-asian="12pt" style:font-size-complex="12pt"/>
    </style:style>
    <style:style style:name="P17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7c52b3" officeooo:paragraph-rsid="008a663f" style:font-size-asian="12pt" style:font-size-complex="12pt"/>
    </style:style>
    <style:style style:name="P18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859df4" officeooo:paragraph-rsid="0088e795" style:font-size-asian="12pt" style:font-size-complex="12pt"/>
    </style:style>
    <style:style style:name="P19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6d2207" officeooo:paragraph-rsid="0097f555" style:font-size-asian="12pt" style:font-size-complex="12pt"/>
    </style:style>
    <style:style style:name="P20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6c490c" officeooo:paragraph-rsid="0088e795" style:font-size-asian="12pt" style:font-size-complex="12pt"/>
    </style:style>
    <style:style style:name="P21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8daf7d" officeooo:paragraph-rsid="008daf7d" style:font-size-asian="12pt" style:font-size-complex="12pt"/>
    </style:style>
    <style:style style:name="P22" style:family="paragraph" style:parent-style-name="Table_20_Contents" style:list-style-name="L1">
      <style:paragraph-properties fo:text-align="start" style:justify-single-word="false"/>
      <style:text-properties officeooo:rsid="0084c475" officeooo:paragraph-rsid="00926bfb"/>
    </style:style>
    <style:style style:name="P23" style:family="paragraph" style:parent-style-name="Table_20_Contents" style:list-style-name="L1">
      <style:paragraph-properties fo:text-align="start" style:justify-single-word="false"/>
      <style:text-properties officeooo:paragraph-rsid="0091d8be"/>
    </style:style>
    <style:style style:name="P24" style:family="paragraph" style:parent-style-name="Table_20_Contents" style:list-style-name="L1">
      <style:paragraph-properties fo:text-align="start" style:justify-single-word="false"/>
      <style:text-properties officeooo:paragraph-rsid="0096c54e"/>
    </style:style>
    <style:style style:name="P25" style:family="paragraph" style:parent-style-name="Table_20_Contents" style:list-style-name="L1" style:master-page-name="Standard">
      <style:paragraph-properties fo:text-align="start" style:justify-single-word="false" style:page-number="auto"/>
      <style:text-properties officeooo:rsid="0086f44a" officeooo:paragraph-rsid="00926bfb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99babf"/>
    </style:style>
    <style:style style:name="T2" style:family="text">
      <style:text-properties officeooo:rsid="00330f69"/>
    </style:style>
    <style:style style:name="T3" style:family="text">
      <style:text-properties officeooo:rsid="0085f6f0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officeooo:rsid="0073a0a2" style:font-size-asian="12pt" style:font-size-complex="12pt"/>
    </style:style>
    <style:style style:name="T6" style:family="text">
      <style:text-properties style:font-name="Liberation Serif" fo:font-size="12pt" officeooo:rsid="007c8d55" style:font-size-asian="12pt" style:font-size-complex="12pt"/>
    </style:style>
    <style:style style:name="T7" style:family="text">
      <style:text-properties style:font-name="Liberation Serif" fo:font-size="12pt" officeooo:rsid="007605cd" style:font-size-asian="12pt" style:font-size-complex="12pt"/>
    </style:style>
    <style:style style:name="T8" style:family="text">
      <style:text-properties style:font-name="Liberation Serif" fo:font-size="12pt" officeooo:rsid="0074c544" style:font-size-asian="12pt" style:font-size-complex="12pt"/>
    </style:style>
    <style:style style:name="T9" style:family="text">
      <style:text-properties style:font-name="Liberation Serif" fo:font-size="12pt" officeooo:rsid="0085f6f0" style:font-size-asian="12pt" style:font-size-complex="12pt"/>
    </style:style>
    <style:style style:name="T10" style:family="text">
      <style:text-properties style:font-name="Liberation Serif" fo:font-size="12pt" officeooo:rsid="00926bfb" style:font-size-asian="12pt" style:font-size-complex="12pt"/>
    </style:style>
    <style:style style:name="T11" style:family="text">
      <style:text-properties style:font-name="Liberation Serif" fo:font-size="12pt" officeooo:rsid="00948282" style:font-size-asian="12pt" style:font-size-complex="12pt"/>
    </style:style>
    <style:style style:name="T12" style:family="text">
      <style:text-properties officeooo:rsid="00783f6c"/>
    </style:style>
    <style:style style:name="T13" style:family="text">
      <style:text-properties fo:color="#0000ff"/>
    </style:style>
    <style:style style:name="T14" style:family="text">
      <style:text-properties fo:color="#0000ff" officeooo:rsid="00783f6c"/>
    </style:style>
    <style:style style:name="T15" style:family="text">
      <style:text-properties fo:color="#0000ff" style:font-name="Liberation Serif" fo:font-size="12pt" style:font-size-asian="12pt" style:font-size-complex="12pt"/>
    </style:style>
    <style:style style:name="T16" style:family="text">
      <style:text-properties fo:color="#0000ff" style:font-name="Liberation Serif" fo:font-size="12pt" officeooo:rsid="007e9022" style:font-size-asian="12pt" style:font-size-complex="12pt"/>
    </style:style>
    <style:style style:name="T17" style:family="text">
      <style:text-properties fo:color="#0000ff" style:font-name="Liberation Serif" fo:font-size="12pt" officeooo:rsid="007c8d55" style:font-size-asian="12pt" style:font-size-complex="12pt"/>
    </style:style>
    <style:style style:name="T18" style:family="text">
      <style:text-properties fo:color="#0000ff" style:font-name="Liberation Serif" fo:font-size="12pt" officeooo:rsid="0091d8be" style:font-size-asian="12pt" style:font-size-complex="12pt"/>
    </style:style>
    <style:style style:name="T19" style:family="text">
      <style:text-properties fo:color="#0000ff" style:font-name="Liberation Serif" fo:font-size="12pt" officeooo:rsid="00926bfb" style:font-size-asian="12pt" style:font-size-complex="12pt"/>
    </style:style>
    <style:style style:name="T20" style:family="text">
      <style:text-properties fo:color="#0000ff" style:font-name="Liberation Serif" fo:font-size="12pt" officeooo:rsid="0096c54e" style:font-size-asian="12pt" style:font-size-complex="12pt"/>
    </style:style>
    <style:style style:name="T21" style:family="text">
      <style:text-properties fo:color="#0000ff" officeooo:rsid="007e9022"/>
    </style:style>
    <style:style style:name="T22" style:family="text">
      <style:text-properties fo:color="#0000ff" officeooo:rsid="0084c475"/>
    </style:style>
    <style:style style:name="T23" style:family="text">
      <style:text-properties fo:color="#0000ff" officeooo:rsid="0088e795"/>
    </style:style>
    <style:style style:name="T24" style:family="text">
      <style:text-properties fo:color="#0000ff" officeooo:rsid="0097f555"/>
    </style:style>
    <style:style style:name="T25" style:family="text">
      <style:text-properties fo:color="#0000ff" officeooo:rsid="009b07f1"/>
    </style:style>
    <style:style style:name="T26" style:family="text">
      <style:text-properties officeooo:rsid="0088e795"/>
    </style:style>
    <style:style style:name="T27" style:family="text">
      <style:text-properties style:use-window-font-color="true" officeooo:rsid="007e9022"/>
    </style:style>
    <style:style style:name="T28" style:family="text">
      <style:text-properties officeooo:rsid="008af056"/>
    </style:style>
    <style:style style:name="T29" style:family="text">
      <style:text-properties officeooo:rsid="0097f555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840c47" style:font-style-asian="normal" style:font-style-complex="normal"/>
    </style:style>
    <style:style style:name="T33" style:family="text">
      <style:text-properties fo:font-style="normal" officeooo:rsid="00433024" style:font-style-asian="normal" style:font-style-complex="normal"/>
    </style:style>
    <style:style style:name="T34" style:family="text">
      <style:text-properties fo:font-style="normal" officeooo:rsid="004259cd" style:font-style-asian="normal" style:font-style-complex="normal"/>
    </style:style>
    <style:style style:name="T35" style:family="text">
      <style:text-properties fo:font-style="normal" officeooo:rsid="00383709" style:font-style-asian="normal" style:font-style-complex="normal"/>
    </style:style>
    <style:style style:name="T36" style:family="text">
      <style:text-properties fo:font-style="normal" officeooo:rsid="003fa25e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94620763" text:style-name="L1">
        <text:list-item>
          <text:p text:style-name="P25"><text:span text:style-name="T8">L</text:span><text:span text:style-name="T4">iste für alle Länder auf, wie viele Kunden die Firma Northwind dort hat.<text:line-break/></text:span><text:span text:style-name="T19">SELECT Country, Count(Country) FROM Customers GROUP BY Country;</text:span></text:p>
        </text:list-item>
      </text:list>
      <text:p text:style-name="P11"/>
      <text:list xml:id="list134039917494849" text:continue-numbering="true" text:style-name="L1">
        <text:list-item>
          <text:p text:style-name="P22"><text:span text:style-name="T7">W</text:span><text:span text:style-name="T8">ie hoch ist der durchschnittliche Preis aller Produkte?<text:line-break/></text:span><text:span text:style-name="T15">SELECT Avg(Price) FROM Products;</text:span></text:p>
        </text:list-item>
      </text:list>
      <text:p text:style-name="P5"/>
      <text:list xml:id="list134039466196046" text:continue-numbering="true" text:style-name="L1">
        <text:list-item>
          <text:p text:style-name="P23"><text:span text:style-name="T6">Liste für alle Bestellung</text:span><text:span text:style-name="T9">en</text:span><text:span text:style-name="T6"> die </text:span><text:span text:style-name="T5">Gesamt</text:span><text:span text:style-name="T10">menge</text:span><text:span text:style-name="T5"> der Produkte </text:span><text:span text:style-name="T6">auf.<text:line-break/></text:span><text:span text:style-name="T17">SELECT Sum(Quantity) </text:span><text:span text:style-name="T18">AS Anzahl </text:span><text:span text:style-name="T17">FROM OrderDetails GROUP BY OrderID;</text:span></text:p>
        </text:list-item>
      </text:list>
      <text:p text:style-name="P13"/>
      <text:list xml:id="list134039519864903" text:continue-numbering="true" text:style-name="L1">
        <text:list-item>
          <text:p text:style-name="P16"><text:span text:style-name="T26">W</text:span>ie viele Bestellungen <text:span text:style-name="T26">hat </text:span>Mitarbeiter Nr. 3 bearbeitet?<text:line-break/><text:span text:style-name="T21">SELECT Count(EmployeeID) FROM Orders WHERE EmployeeID = 3;</text:span></text:p>
        </text:list-item>
      </text:list>
      <text:p text:style-name="P4"/>
      <text:list xml:id="list134039429490156" text:continue-numbering="true" text:style-name="L1">
        <text:list-item>
          <text:p text:style-name="P17"><text:span text:style-name="T27">Wie viele Bestellungen haben die einzelnen Mitarbeiter jeweils insgesamt bearbeitet?</text:span><text:span text:style-name="T16"><text:line-break/></text:span><text:span text:style-name="T21">SELECT Count(Orders.OrderID), Employees.LastName <text:line-break/>FROM Employees, Orders<text:line-break/>WHERE Employees.EmployeeID = Orders.EmployeeID <text:line-break/>GROUP BY Employees.LastName;</text:span></text:p>
        </text:list-item>
      </text:list>
      <text:p text:style-name="P9"/>
      <text:list xml:id="list134038354780712" text:continue-numbering="true" text:style-name="L1">
        <text:list-item>
          <text:p text:style-name="P18">W<text:span text:style-name="T3">elches ist</text:span> das früheste, <text:span text:style-name="T3">welches das</text:span> späteste Datum, <text:span text:style-name="T28">an</text:span> dem Mitarbeiter <text:span text:style-name="T26">Steven Buchanan</text:span> eine Bestellung bearbeitet hat?<text:line-break/><text:span text:style-name="T22">SELECT Min(</text:span><text:span text:style-name="T23">Orders.</text:span><text:span text:style-name="T22">OrderDate), Max(</text:span><text:span text:style-name="T23">Orders.</text:span><text:span text:style-name="T22">OrderDate) <text:line-break/>FROM Orders, </text:span><text:span text:style-name="T23">Employees<text:line-break/></text:span><text:span text:style-name="T22">WHERE </text:span><text:span text:style-name="T23">Orders.EmployeeID = Employees.EmployeeID<text:line-break/>AND Employees.FirstName = 'Steven' AND Employees.LastName = 'Buchanan';</text:span></text:p>
        </text:list-item>
      </text:list>
      <text:p text:style-name="P10"/>
      <text:list xml:id="list134038653894296" text:continue-numbering="true" text:style-name="L1">
        <text:list-item>
          <text:p text:style-name="P19">Liste für alle <text:span text:style-name="T12">im Februar 1997 bestellten Produkte</text:span> folgende Informationen auf:<text:line-break/><text:span text:style-name="T29">Produktname, </text:span>Bestelldatum, Einzelpreis, Anzahl bestellter Einheiten und Gesamtpreis <text:span text:style-name="T29">der bestellten Einheiten.</text:span><text:line-break/><text:span text:style-name="T13">SELECT Products.ProductName, Products.Price, Sum(OrderDetails.Quantity) AS Q</text:span><text:span text:style-name="T25">uantity</text:span><text:span text:style-name="T13">, Sum(OrderDetails.Quantity * Products.Price) AS Total<text:line-break/>FROM Products, OrderDetails, Orders <text:line-break/>WHERE Products.ProductID = OrderDetails.ProductID <text:line-break/>AND OrderDetails.OrderID = Orders.OrderID<text:line-break/>AND Orders.OrderDate BETWEEN #2/1/1997# AND #2/28/1997#<text:line-break/>GROUP BY Products.ProductName, Products.Price;</text:span></text:p>
        </text:list-item>
      </text:list>
      <text:p text:style-name="P7"/>
      <text:list xml:id="list134039779450693" text:continue-numbering="true" text:style-name="L1">
        <text:list-item>
          <text:p text:style-name="P20">Wie hoch ist der Umsatz der Firma Northwind <text:span text:style-name="T12">im Februar 1997</text:span>?<text:line-break/>Hinweis: Der Umsatz bezeichnet die gesamten Einnahmen der Firma, d.h. die Verkaufserlöse aller Bestellungen zusammengenommen.<text:line-break/><text:span text:style-name="T12">Prüfe das Ergebnis, indem du die Verkaufserlöse aus Aufgabe 7 mit dem Taschenr. addierst.</text:span><text:line-break/><text:span text:style-name="T13">SELECT Sum(OrderDetails.Quantity * Products.Price) AS Turnover<text:line-break/>FROM Products, OrderDetails, Orders WHERE Products.ProductID = OrderDetails.ProductID <text:line-break/>AND OrderDetails.OrderID = Orders.OrderID<text:line-break/>AND Orders.OrderDate BETWEEN #</text:span><text:span text:style-name="T14">2</text:span><text:span text:style-name="T13">/1/199</text:span><text:span text:style-name="T14">7</text:span><text:span text:style-name="T13"># AND #</text:span><text:span text:style-name="T14">2</text:span><text:span text:style-name="T13">/</text:span><text:span text:style-name="T14">28</text:span><text:span text:style-name="T13">/199</text:span><text:span text:style-name="T14">7</text:span><text:span text:style-name="T13">#;</text:span></text:p>
        </text:list-item>
      </text:list>
      <text:p text:style-name="P12"/>
      <text:list xml:id="list134038044784437" text:continue-numbering="true" text:style-name="L1">
        <text:list-item>
          <text:p text:style-name="P24"><text:span text:style-name="T11">Liste alle Kundennummern mit dem Gesamtumsatz, den diese Kunden bestellt haben, auf.<text:line-break/></text:span><text:span text:style-name="T20">SELECT Orders.CustomerID, Sum(Products.Price * OrderDetails.Quantity) AS Turnover<text:line-break/>FROM (Products INNER JOIN OrderDetails <text:line-break/> ON Products.ProductID = OrderDetails.ProductID)<text:line-break/> <text:s text:c="28"/>INNER JOIN Orders ON OrderDetails.OrderID = Orders.OrderID<text:line-break/>GROUP BY Orders.CustomerID;</text:span></text:p>
        </text:list-item>
        <text:list-item>
          <text:p text:style-name="P21"><text:soft-page-break/>Liste für alle Mitarbeiter auf, wie viele verschiedene Kunden sie betreut haben.<text:line-break/><text:span text:style-name="T13">SELECT Employees.LastName, Count(Customers.CustomerName) AS Customers<text:line-break/>FROM Customers, Orders, Employees<text:line-break/>WHERE Customers.CustomerID = Orders.CustomerID<text:line-break/>AND Orders.EmployeeID = Employees.EmployeeID<text:line-break/>GROUP BY Employees.LastName;</text:span></text:p>
        </text:list-item>
      </text:list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<draw:frame text:anchor-type="paragraph" draw:z-index="0" draw:name="Form1" draw:style-name="gr1" draw:text-style-name="P26" svg:width="1.795cm" svg:height="0.63cm" svg:x="15.217cm" svg:y="0.153cm"><draw:image xlink:href="Pictures/10000000000000580000001F196641809BB809C4.png" xlink:type="simple" xlink:show="embed" xlink:actuate="onLoad" loext:mime-type="image/png"><text:p/></draw:image></draw:frame></text:p>
      <text:p text:style-name="P15"><text:span text:style-name="T30">Autor: </text:span><text:span text:style-name="T31">Christian Pothmann – </text:span><text:a xlink:type="simple" xlink:href="https://cpothmann.de/" text:style-name="Internet_20_link" text:visited-style-name="Visited_20_Internet_20_Link"><text:span text:style-name="T31">c</text:span></text:a><text:a xlink:type="simple" xlink:href="https://cpothmann.de/" text:style-name="Internet_20_link" text:visited-style-name="Visited_20_Internet_20_Link"><text:span text:style-name="T32">pothmann.de</text:span></text:a><text:span text:style-name="T32">, </text:span><text:span text:style-name="T33">f</text:span><text:span text:style-name="T31">reigegeben unter </text:span><text:a xlink:type="simple" xlink:href="https://creativecommons.org/licenses/by-nc-sa/4.0/" text:style-name="Internet_20_link" text:visited-style-name="Visited_20_Internet_20_Link"><text:span text:style-name="T31">CC BY-NC-SA 4.0</text:span></text:a><text:span text:style-name="T31">, </text:span><text:span text:style-name="T34">Ju</text:span><text:span text:style-name="T35">l</text:span><text:span text:style-name="T34">i</text:span><text:span text:style-name="T36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99babf"/>
    </style:style>
    <style:style style:name="MT2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QL <text:span text:style-name="MT1">Rechnen – 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2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1-17T13:40:37.634000000</dc:date>
    <meta:editing-duration>PT9H27M14S</meta:editing-duration>
    <meta:editing-cycles>98</meta:editing-cycles>
    <meta:generator>LibreOffice/6.2.5.2$Windows_X86_64 LibreOffice_project/1ec314fa52f458adc18c4f025c545a4e8b22c159</meta:generator>
    <meta:document-statistic meta:table-count="1" meta:image-count="0" meta:object-count="0" meta:page-count="2" meta:paragraph-count="14" meta:word-count="342" meta:character-count="2936" meta:non-whitespace-character-count="2578"/>
  </office:meta>
</office:document-meta>
</file>